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25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46cm"/>
    </style:style>
    <style:style style:name="ro1" style:family="table-row">
      <style:table-row-properties style:row-height="1.26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/>
    </style:style>
    <style:style style:name="ce11" style:family="table-cell" style:parent-style-name="Default">
      <style:text-properties style:font-name="Liberation Sans"/>
      <style:map style:condition="cell-content()=1" style:apply-style-name="Good" style:base-cell-address="Feuille1.A3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  <style:map style:condition="cell-content()=1" style:apply-style-name="Good" style:base-cell-address="Feuille1.A3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">
      <style:text-properties style:font-name="Liberation Sans"/>
    </style:style>
    <style:style style:name="ce16" style:family="table-cell" style:parent-style-name="Default" style:data-style-name="N113">
      <style:text-properties style:font-name="Liberation Sans"/>
    </style:style>
    <style:style style:name="ce17" style:family="table-cell" style:parent-style-name="Default" style:data-style-name="N112">
      <style:text-properties style:font-name="Liberation Sans"/>
    </style:style>
    <style:style style:name="ce18" style:family="table-cell" style:parent-style-name="Default" style:data-style-name="N111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7"/>
        <table:table-column table:style-name="co2" table:number-columns-repeated="1021" table:default-cell-style-name="ce10"/>
        <table:table-row table:style-name="ro1">
          <table:table-cell table:style-name="ce2" office:value-type="string" calcext:value-type="string">
            <text:p>Aggregated version sector</text:p>
          </table:table-cell>
          <table:table-cell table:style-name="ce2" office:value-type="string" calcext:value-type="string">
            <text:p>Affected</text:p>
          </table:table-cell>
          <table:table-cell table:style-name="ce14" office:value-type="string" calcext:value-type="string">
            <text:p>Rebuilding factor</text:p>
          </table:table-cell>
          <table:table-cell table:style-name="ce2" office:value-type="string" calcext:value-type="string">
            <text:p>Inventory size (days)</text:p>
          </table:table-cell>
          <table:table-cell table:style-name="ce2" office:value-type="string" calcext:value-type="string">
            <text:p>Capital to VA rati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ir transport (62)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Aluminium prod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Animal farming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3"/>
          <table:table-cell table:style-name="ce18"/>
          <table:table-cell table:number-columns-repeated="1015"/>
        </table:table-row>
        <table:table-row table:style-name="ro3">
          <table:table-cell table:style-name="ce11" office:value-type="string" calcext:value-type="string">
            <text:p>Casting of metals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" calcext:value-type="float">
            <text:p>0,00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hemicals nec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ollection, purification and distribution of water (41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onstruction (45)</text:p>
          </table:table-cell>
          <table:table-cell table:style-name="ce13" office:value-type="string" calcext:value-type="string">
            <text:p>No</text:p>
          </table:table-cell>
          <table:table-cell table:style-name="ce16" office:value-type="float" office:value="0.25" calcext:value-type="float">
            <text:p>0,250000</text:p>
          </table:table-cell>
          <table:table-cell office:value-type="string" calcext:value-type="string">
            <text:p>90.0</text:p>
          </table:table-cell>
          <table:table-cell office:value-type="float" office:value="0.5" calcext:value-type="float">
            <text:p>0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opper prod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Cultivation in general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Extraction of crude petroleum, gas and other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ertiliser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inancial intermediation, insurance and pension funding (65)</text:p>
          </table:table-cell>
          <table:table-cell table:style-name="ce13" office:value-type="string" calcext:value-type="string">
            <text:p>No</text:p>
          </table:table-cell>
          <table:table-cell table:style-name="ce16" office:value-type="float" office:value="0.025" calcext:value-type="float">
            <text:p>0,025000</text:p>
          </table:table-cell>
          <table:table-cell office:value-type="string" calcext:value-type="string">
            <text:p>Infinity</text:p>
          </table:table-cell>
          <table:table-cell office:value-type="float" office:value="5.45" calcext:value-type="float">
            <text:p>5,4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ishing, operating of fish hatcheries and fish farms; service activities incidental to fishing (05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Forestry, logging and related service activities (02)</text:p>
          </table:table-cell>
          <table:table-cell table:style-name="ce2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Hotels and restaurants (55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.2" calcext:value-type="float">
            <text:p>1,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Inland water transport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Lead, zinc and tin prod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basic iron and steel and of ferro-alloys and first products thereof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ceramic goods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1" calcext:value-type="float">
            <text:p>0,001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coke oven product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construction products and cement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electrical machinery and apparatus n.e.c. (31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1" calcext:value-type="float">
            <text:p>0,100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fabricated metal products, except machinery and equipment (28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furniture; manufacturing n.e.c. (36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6" calcext:value-type="float">
            <text:p>0,06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gas; distribution of gaseous fuels through main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glass and glass product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machinery and equipment n.e.c. (29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1" calcext:value-type="float">
            <text:p>0,010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medical, precision and optical instruments, watches and clocks (33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2" calcext:value-type="float">
            <text:p>0,002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office machinery and computers (30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25" calcext:value-type="float">
            <text:p>0,0250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other non-metallic mineral products n.e.c.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rubber and plastic products (25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textile and wearing apparel (17,18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15" calcext:value-type="float">
            <text:p>0,0150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tobacco products (16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transport equipment (34,35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facture of wood and of products of wood and cork, except furniture; manufacture of articles of straw and plaiting materials (20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anure treatment, storage and land applica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lk, Animal products nec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9" calcext:value-type="float">
            <text:p>2,9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aluminium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coal and lignite; extraction of peat (10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copper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iron or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lead, zinc and tin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nicke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other non-ferrous meta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precious metal ores and concentrate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Mining of uranium and thorium ores (12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Other (91,92,93,95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Other business activities (74)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Other land transport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Other non-ferrous metal prod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aper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etroleum Refinery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lastics, basic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ost and telecommunications (64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4" calcext:value-type="float">
            <text:p>2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recious metals production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rocessing of food products nec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rocessing of meat product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4" calcext:value-type="float">
            <text:p>1,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rocessing of nuclear fuel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roduction of electricity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blic administration and defence; compulsory social security, Education and Health (75,80,85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2" calcext:value-type="float">
            <text:p>0,20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Publishing, printing and reproduction of recorded media (22)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1.7" calcext:value-type="float">
            <text:p>1,7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Quarrying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5.1" calcext:value-type="float">
            <text:p>5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Recycling of waste and scrap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Renting of machinery and equipment without operator and of personal and household goods (71)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Retail sale of automotive fuel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5" calcext:value-type="float">
            <text:p>0,005000</text:p>
          </table:table-cell>
          <table:table-cell office:value-type="string" calcext:value-type="string">
            <text:p>90.0</text:p>
          </table:table-cell>
          <table:table-cell office:value-type="float" office:value="0.7" calcext:value-type="float">
            <text:p>0,7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Retail trade, except of motor vehicles and motorcycles; repair of personal and household goods (52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05" calcext:value-type="float">
            <text:p>0,005000</text:p>
          </table:table-cell>
          <table:table-cell office:value-type="string" calcext:value-type="string">
            <text:p>90.0</text:p>
          </table:table-cell>
          <table:table-cell office:value-type="float" office:value="1.1" calcext:value-type="float">
            <text:p>1,1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ale, maintenance, repair of motor vehicles, motor vehicles parts, motorcycles, motor cycles parts and accessoiries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0.5" calcext:value-type="float">
            <text:p>0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ea and coastal water transport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Supporting and auxiliary transport activities; activities of travel agencies (63)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Infinity</text:p>
          </table:table-cell>
          <table:table-cell office:value-type="float" office:value="1.5" calcext:value-type="float">
            <text:p>1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Transmission and distribution of electricity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Transport via pipelines</text:p>
          </table:table-cell>
          <table:table-cell table:style-name="ce13" office:value-type="string" calcext:value-type="string">
            <text:p>No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2.5" calcext:value-type="float">
            <text:p>2,5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Transport via railways</text:p>
          </table:table-cell>
          <table:table-cell table:style-name="ce13" office:value-type="string" calcext:value-type="string">
            <text:p>Yes</text:p>
          </table:table-cell>
          <table:table-cell table:style-name="ce15" office:value-type="float" office:value="0" calcext:value-type="float">
            <text:p>0,00</text:p>
          </table:table-cell>
          <table:table-cell office:value-type="string" calcext:value-type="string">
            <text:p>90.0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aste disposal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olesale trade and commission trade, except of motor vehicles and motorcycles (51)</text:p>
          </table:table-cell>
          <table:table-cell table:style-name="ce13" office:value-type="string" calcext:value-type="string">
            <text:p>Yes</text:p>
          </table:table-cell>
          <table:table-cell table:style-name="ce16" office:value-type="float" office:value="0.05" calcext:value-type="float">
            <text:p>0,050000</text:p>
          </table:table-cell>
          <table:table-cell office:value-type="string" calcext:value-type="string">
            <text:p>90.0</text:p>
          </table:table-cell>
          <table:table-cell office:value-type="float" office:value="0.6" calcext:value-type="float">
            <text:p>0,6</text:p>
          </table:table-cell>
          <table:table-cell table:number-columns-repeated="1019"/>
        </table:table-row>
        <table:table-row table:style-name="ro2" table:number-rows-repeated="88">
          <table:table-cell/>
          <table:table-cell table:style-name="ce13"/>
          <table:table-cell table:number-columns-repeated="102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Feuille1.A3:Feuille1.A75">
            <calcext:condition calcext:apply-style-name="Good" calcext:value="=1" calcext:base-cell-address="Feuille1.A3"/>
          </calcext:conditional-format>
        </calcext:conditional-formats>
      </table:table>
      <table:named-expressions/>
      <table:database-ranges>
        <table:database-range table:name="__Anonymous_Sheet_DB__0" table:target-range-address="Feuille1.A1:Feuille1.E7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7" loext:min-decimal-places="7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8">00/00/0000</text:date>, <text:time style:data-style-name="N2" text:time-value="11:01:08.258751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5:25:40.647181479</meta:creation-date>
    <dc:date>2022-07-18T11:01:47.424099463</dc:date>
    <meta:editing-duration>PT11M15S</meta:editing-duration>
    <meta:editing-cycles>4</meta:editing-cycles>
    <meta:generator>LibreOffice/6.4.7.2$Linux_X86_64 LibreOffice_project/40$Build-2</meta:generator>
    <meta:document-statistic meta:table-count="1" meta:cell-count="375" meta:object-count="0"/>
  </office:meta>
</office:document-meta>
</file>